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7A000005F94649730AE2A489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83cm" svg:x="1cm" svg:y="9.434cm">
          <draw:image xlink:href="Pictures/1000020100000A7A000005F94649730AE2A489C4.png" xlink:type="simple" xlink:show="embed" xlink:actuate="onLoad" loext:mime-type="image/png">
            <text:p/>
          </draw:image>
        </draw:frame>
        <draw:frame draw:style-name="gr2" draw:text-style-name="P2" draw:layer="layout" svg:width="4.689cm" svg:height="0.962cm" svg:x="9.138cm" svg:y="17.437cm">
          <draw:text-box>
            <text:p>Human Leader</text:p>
          </draw:text-box>
        </draw:frame>
        <draw:frame draw:style-name="gr2" draw:text-style-name="P2" draw:layer="layout" svg:width="4.646cm" svg:height="0.962cm" svg:x="7.53cm" svg:y="11.287cm">
          <draw:text-box>
            <text:p>UAV Followers</text:p>
          </draw:text-box>
        </draw:frame>
        <draw:line draw:style-name="gr3" draw:text-style-name="P3" draw:layer="layout" svg:x1="8.62cm" svg:y1="12.43cm" svg:x2="4.683cm" svg:y2="14.335cm">
          <text:p/>
        </draw:line>
        <draw:line draw:style-name="gr3" draw:text-style-name="P3" draw:layer="layout" svg:x1="10.398cm" svg:y1="12.176cm" svg:x2="12.684cm" svg:y2="14.843cm">
          <text:p/>
        </draw:line>
        <draw:line draw:style-name="gr3" draw:text-style-name="P3" draw:layer="layout" svg:x1="8.621cm" svg:y1="12.43cm" svg:x2="7.223cm" svg:y2="14.462cm">
          <text:p/>
        </draw:line>
        <draw:line draw:style-name="gr3" draw:text-style-name="P3" draw:layer="layout" svg:x1="10.425cm" svg:y1="12.176cm" svg:x2="13.473cm" svg:y2="14.84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26T21:58:39.089650552</dc:date>
    <meta:editing-duration>PT1M54S</meta:editing-duration>
    <meta:editing-cycles>1</meta:editing-cycles>
    <meta:document-statistic meta:object-count="7"/>
    <meta:generator>LibreOffice/6.4.7.2$Linux_X86_64 LibreOffice_project/40$Build-2</meta:generator>
  </office:meta>
</office:document-meta>
</file>